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D0000028B045956113B2F6619.png" manifest:media-type="image/png"/>
  <manifest:file-entry manifest:full-path="Pictures/10000000000005CC0000024A6A4E28AAD802BC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draw:auto-grow-height="false" fo:min-height="2.046cm" fo:min-width="1.9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" draw:text-style-name="P1" svg:width="1.918cm" svg:height="2.045cm" svg:x="16.582cm" svg:y="6.996cm"><text:p/><draw:enhanced-geometry svg:viewBox="0 0 21600 21600" draw:text-areas="0 0 21600 21600" draw:type="circular-arrow" draw:modifiers="-109.751943349045 87.3182035673265 8910.44845993979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fr1" draw:name="Image2" text:anchor-type="char" svg:width="17.415cm" svg:height="7.634cm" draw:z-index="2"><draw:image xlink:href="Pictures/10000000000005CD0000028B045956113B2F6619.png" xlink:type="simple" xlink:show="embed" xlink:actuate="onLoad" draw:mime-type="image/png"/></draw:frame></text:p>
      <text:p text:style-name="Standard"><draw:frame draw:style-name="fr2" draw:name="Image1" text:anchor-type="char" svg:x="-0.24cm" svg:y="0.663cm" svg:width="17.5cm" svg:height="6.909cm" draw:z-index="1"><draw:image xlink:href="Pictures/10000000000005CC0000024A6A4E28AAD802BC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3T13:11:50.592000000</meta:creation-date>
    <dc:date>2021-04-03T13:17:33.609000000</dc:date>
    <meta:editing-duration>PT5M4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